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2.797cm" style:use-optimal-column-width="false"/>
    </style:style>
    <style:style style:name="co2" style:family="table-column">
      <style:table-column-properties style:column-width="2.796cm" style:use-optimal-column-width="false"/>
    </style:style>
    <style:style style:name="ro1" style:family="table-row">
      <style:table-row-properties style:row-height="1.541cm"/>
    </style:style>
    <style:style style:name="ro2" style:family="table-row">
      <style:table-row-properties style:row-height="1.585cm"/>
    </style:style>
    <style:style style:name="ro3" style:family="table-row">
      <style:table-row-properties style:row-height="1.583cm"/>
    </style:style>
    <style:style style:name="ce1" style:family="table-cell">
      <loext:graphic-properties draw:textarea-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Utopia" fo:font-size="11pt" style:font-size-asian="11pt" style:font-size-complex="11pt"/>
    </style:style>
    <style:style style:name="P1" style:family="paragraph"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style:font-name="Utopia" fo:font-size="11pt" style:font-size-asian="11pt" style:font-size-complex="11pt"/>
    </style:style>
    <style:style style:name="P3" style:family="paragraph">
      <style:paragraph-properties fo:text-align="center"/>
      <style:text-properties style:font-name="Utopia" fo:font-size="14pt" style:font-size-asian="14pt" style:font-size-complex="14pt"/>
    </style:style>
    <style:style style:name="P4" style:family="paragraph">
      <style:text-properties style:font-name="Utopia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style:font-name="Utopia" fo:font-size="14pt" style:font-size-asian="14pt" style:font-size-complex="14pt"/>
    </style:style>
    <style:style style:name="T1" style:family="text">
      <style:text-properties style:font-name="Utopi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topi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78cm" svg:height="11.048cm" svg:x="5.61cm" svg:y="1.6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dur=2</text:p>
              </table:table-cell>
              <table:table-cell>
                <text:p text:style-name="P1">dur=4</text:p>
              </table:table-cell>
              <table:table-cell>
                <text:p text:style-name="P1">dur=6</text:p>
              </table:table-cell>
              <table:table-cell>
                <text:p text:style-name="P1">dur=8</text:p>
              </table:table-cell>
              <table:table-cell>
                <text:p text:style-name="P1">dur=10</text:p>
              </table:table-cell>
            </table:table-row>
            <table:table-row table:style-name="ro2" table:default-cell-style-name="ce2">
              <table:table-cell table:style-name="ce1">
                <text:p text:style-name="P1">p=0</text:p>
              </table:table-cell>
              <table:table-cell>
                <text:p text:style-name="P2">2.73%</text:p>
              </table:table-cell>
              <table:table-cell>
                <text:p text:style-name="P2">7.3%</text:p>
              </table:table-cell>
              <table:table-cell>
                <text:p text:style-name="P2">16.0%</text:p>
              </table:table-cell>
              <table:table-cell>
                <text:p text:style-name="P2">23.6%</text:p>
              </table:table-cell>
              <table:table-cell>
                <text:p text:style-name="P2">34.5%</text:p>
              </table:table-cell>
            </table:table-row>
            <table:table-row table:style-name="ro2" table:default-cell-style-name="ce2">
              <table:table-cell table:style-name="ce1">
                <text:p text:style-name="P1">p=2</text:p>
              </table:table-cell>
              <table:table-cell>
                <text:p text:style-name="P2">16.4%</text:p>
              </table:table-cell>
              <table:table-cell>
                <text:p text:style-name="P2">36.4%</text:p>
              </table:table-cell>
              <table:table-cell>
                <text:p text:style-name="P2">55.5%</text:p>
              </table:table-cell>
              <table:table-cell>
                <text:p text:style-name="P2">65.5%</text:p>
              </table:table-cell>
              <table:table-cell>
                <text:p text:style-name="P2">75.5%</text:p>
              </table:table-cell>
            </table:table-row>
            <table:table-row table:style-name="ro2" table:default-cell-style-name="ce2">
              <table:table-cell table:style-name="ce1">
                <text:p text:style-name="P1">p=4</text:p>
              </table:table-cell>
              <table:table-cell>
                <text:p text:style-name="P2">43.6%</text:p>
              </table:table-cell>
              <table:table-cell>
                <text:p text:style-name="P2">68.2%</text:p>
              </table:table-cell>
              <table:table-cell>
                <text:p text:style-name="P2">85.5%</text:p>
              </table:table-cell>
              <table:table-cell>
                <text:p text:style-name="P2">90.0%</text:p>
              </table:table-cell>
              <table:table-cell>
                <text:p text:style-name="P2">93.6%</text:p>
              </table:table-cell>
            </table:table-row>
            <table:table-row table:style-name="ro2" table:default-cell-style-name="ce2">
              <table:table-cell table:style-name="ce1">
                <text:p text:style-name="P1">p=6</text:p>
              </table:table-cell>
              <table:table-cell>
                <text:p text:style-name="P2">66.4%</text:p>
              </table:table-cell>
              <table:table-cell>
                <text:p text:style-name="P2">82.7%</text:p>
              </table:table-cell>
              <table:table-cell>
                <text:p text:style-name="P2">93.6%</text:p>
              </table:table-cell>
              <table:table-cell>
                <text:p text:style-name="P2">94.5%</text:p>
              </table:table-cell>
              <table:table-cell>
                <text:p text:style-name="P2">96.4%</text:p>
              </table:table-cell>
            </table:table-row>
            <table:table-row table:style-name="ro2" table:default-cell-style-name="ce2">
              <table:table-cell table:style-name="ce1">
                <text:p text:style-name="P1">p=8</text:p>
              </table:table-cell>
              <table:table-cell>
                <text:p text:style-name="P2">72.7%</text:p>
              </table:table-cell>
              <table:table-cell>
                <text:p text:style-name="P2">86.4%</text:p>
              </table:table-cell>
              <table:table-cell>
                <text:p text:style-name="P2">94.5%</text:p>
              </table:table-cell>
              <table:table-cell>
                <text:p text:style-name="P2">98.2%</text:p>
              </table:table-cell>
              <table:table-cell>
                <text:p text:style-name="P2">96.4%</text:p>
              </table:table-cell>
            </table:table-row>
            <table:table-row table:style-name="ro3" table:default-cell-style-name="ce2">
              <table:table-cell table:style-name="ce1">
                <text:p text:style-name="P1">p=10</text:p>
              </table:table-cell>
              <table:table-cell>
                <text:p text:style-name="P2">61.8%</text:p>
              </table:table-cell>
              <table:table-cell>
                <text:p text:style-name="P2">90.0%</text:p>
              </table:table-cell>
              <table:table-cell>
                <text:p text:style-name="P2">94.5%</text:p>
              </table:table-cell>
              <table:table-cell>
                <text:p text:style-name="P2">95.5%</text:p>
              </table:table-cell>
              <table:table-cell>
                <text:p text:style-name="P2">96.4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.177cm" svg:height="2.921cm" draw:transform="rotate (-0.000872664625997355) translate (4.413cm 13.182cm)">
          <draw:text-box>
            <text:p text:style-name="P3"><text:span text:style-name="T1">Table 2.</text:span></text:p>
            <text:p text:style-name="P4"><text:span text:style-name="T2">Recall <text:s/>accuracy for query signals of varying duration (dur = 2, 4, 6, 8, 10 secs) and number of bit</text:span></text:p>
            <text:p text:style-name="P4"><text:span text:style-name="T2">Toggles (p = 0, 2, 4, 6, 8, 10). <text:s/>Bit toggles are the number of bit positions in each hash frames that</text:span></text:p>
            <text:p text:style-name="P4"><text:span text:style-name="T2">Can be toggled to increase candidate hash frames to look up. <text:s/>(Threshold value, T = 0.05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5:59:55.462642236</meta:creation-date>
    <dc:date>2019-04-24T16:15:40.383372918</dc:date>
    <meta:editing-duration>PT4M33S</meta:editing-duration>
    <meta:editing-cycles>1</meta:editing-cycles>
    <meta:document-statistic meta:object-count="2"/>
    <meta:generator>LibreOffice/5.2.7.2$Linux_X86_64 LibreOffice_project/20m0$Build-2</meta:generator>
  </office:meta>
</office:document-meta>
</file>